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4128a" officeooo:paragraph-rsid="0014128a"/>
    </style:style>
    <style:style style:name="P2" style:family="paragraph" style:parent-style-name="Text_20_body">
      <style:text-properties officeooo:rsid="001aa4cb" officeooo:paragraph-rsid="001aa4cb"/>
    </style:style>
    <style:style style:name="P3" style:family="paragraph" style:parent-style-name="Text_20_body">
      <style:text-properties officeooo:rsid="001cac4d" officeooo:paragraph-rsid="001cac4d"/>
    </style:style>
    <style:style style:name="P4" style:family="paragraph" style:parent-style-name="Title">
      <style:text-properties officeooo:rsid="0014128a" officeooo:paragraph-rsid="0014128a"/>
    </style:style>
    <style:style style:name="P5" style:family="paragraph" style:parent-style-name="Text_20_body" style:list-style-name="L1">
      <style:text-properties officeooo:paragraph-rsid="001b4918"/>
    </style:style>
    <style:style style:name="P6" style:family="paragraph" style:parent-style-name="Text_20_body" style:list-style-name="L1">
      <style:text-properties officeooo:paragraph-rsid="001c34f6"/>
    </style:style>
    <style:style style:name="P7" style:family="paragraph" style:parent-style-name="Text_20_body">
      <style:text-properties officeooo:rsid="001cac4d" officeooo:paragraph-rsid="001cac4d"/>
    </style:style>
    <style:style style:name="P8" style:family="paragraph" style:parent-style-name="Text_20_body">
      <style:text-properties officeooo:rsid="00245b6f" officeooo:paragraph-rsid="00245b6f"/>
    </style:style>
    <style:style style:name="P9" style:family="paragraph" style:parent-style-name="Text_20_body">
      <style:text-properties officeooo:rsid="00265d9a" officeooo:paragraph-rsid="00265d9a"/>
    </style:style>
    <style:style style:name="P10" style:family="paragraph" style:parent-style-name="Heading_20_1">
      <style:text-properties officeooo:rsid="0018da1e" officeooo:paragraph-rsid="0018da1e"/>
    </style:style>
    <style:style style:name="P11" style:family="paragraph" style:parent-style-name="Heading_20_1">
      <style:paragraph-properties fo:break-before="page"/>
      <style:text-properties officeooo:rsid="0024e23f" officeooo:paragraph-rsid="0024e23f"/>
    </style:style>
    <style:style style:name="T1" style:family="text">
      <style:text-properties officeooo:rsid="0014f7c8"/>
    </style:style>
    <style:style style:name="T2" style:family="text">
      <style:text-properties officeooo:rsid="001b4918"/>
    </style:style>
    <style:style style:name="T3" style:family="text">
      <style:text-properties officeooo:rsid="001c34f6"/>
    </style:style>
    <style:style style:name="T4" style:family="text">
      <style:text-properties officeooo:rsid="001e3b5e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23ad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nyo</text:p>
      <text:p text:style-name="P1"/>
      <text:p text:style-name="P1">Enyo est un framework open-source qui utilise JavaScript et HTML. Il est cross-plateform<text:span text:style-name="T1">e, en plus d’être un framework mobile et tablette il permet de créer des applications pour téléviseur.</text:span></text:p>
      <text:h text:style-name="P10" text:outline-level="1">Installation</text:h>
      <text:p text:style-name="P2">Il y a deux solutions pour installer Enyo :</text:p>
      <text:list xml:id="list117774691747449257" text:style-name="L1">
        <text:list-item>
          <text:p text:style-name="P5"><text:span text:style-name="T2">La première consiste à télécharger Node JS et NPM et à installer Enyo via NPM avec la commande suivante : </text:span>npm install -g enyo-dev</text:p>
        </text:list-item>
        <text:list-item>
          <text:p text:style-name="P6"><text:span text:style-name="T3">La seconde consiste à télécharger directement les sources se trouvant sur GitHub à l’adresse suivante : </text:span><text:a xlink:type="simple" xlink:href="mailto:git@github.com" text:style-name="Internet_20_link" text:visited-style-name="Visited_20_Internet_20_Link">git@github.com</text:a>:enyojs/enyo.git</text:p>
        </text:list-item>
      </text:list>
      <text:p text:style-name="P3">Notre solution fut de télécharger <text:span text:style-name="T4">l</text:span>es sources <text:span text:style-name="T4">de Bootplate sur GitHub et de travailler dessus. Bootplate fournit un projet de démarrage complet et facilite la création d’applications cross-plateformes. Pour télécharger Bootplate :</text:span></text:p>
      <text:p text:style-name="Text_20_body"><text:span text:style-name="Source_20_Text"><text:span text:style-name="T5">git clone --recursive --branch 2.4.0 https://github.com/enyojs/bootplate-moonstone.git &lt;</text:span></text:span><text:span text:style-name="Source_20_Text"><text:span text:style-name="T6">projet</text:span></text:span><text:span text:style-name="Source_20_Text"><text:span text:style-name="T5">&gt;</text:span></text:span></text:p>
      <text:p text:style-name="P3"/>
      <text:p text:style-name="P8">Ces informations peuvent être trouvées sur le site web d’Enyo :<text:a xlink:type="simple" xlink:href="http://enyojs.com/get-enyo/" text:style-name="Internet_20_link" text:visited-style-name="Visited_20_Internet_20_Link">http://enyojs.com/get-enyo/</text:a></text:p>
      <text:p text:style-name="P8"/>
      <text:h text:style-name="P11" text:outline-level="1">Création d’une calculatrice</text:h>
      <text:p text:style-name="P9">Nous allons maintenant vous présenter un tutoriel permettant la création d’une calculatrice simp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3:42:59.134318263</meta:creation-date>
    <meta:generator>LibreOffice/5.1.4.2$Linux_X86_64 LibreOffice_project/10m0$Build-2</meta:generator>
    <dc:date>2016-12-08T08:47:19.829689131</dc:date>
    <meta:editing-duration>PT25M11S</meta:editing-duration>
    <meta:editing-cycles>22</meta:editing-cycles>
    <meta:document-statistic meta:table-count="0" meta:image-count="0" meta:object-count="0" meta:page-count="2" meta:paragraph-count="11" meta:word-count="151" meta:character-count="1055" meta:non-whitespace-character-count="919"/>
  </office:meta>
</office:document-meta>
</file>